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5dac" officeooo:paragraph-rsid="000d5dac"/>
    </style:style>
    <style:style style:name="P2" style:family="paragraph" style:parent-style-name="Standard">
      <style:text-properties officeooo:rsid="000fc39c" officeooo:paragraph-rsid="000fc39c"/>
    </style:style>
    <style:style style:name="T1" style:family="text">
      <style:text-properties officeooo:rsid="000fcf5e"/>
    </style:style>
    <style:style style:name="T2" style:family="text">
      <style:text-properties officeooo:rsid="00128cb8"/>
    </style:style>
    <style:style style:name="T3" style:family="text">
      <style:text-properties officeooo:rsid="00142f1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livering Superior Customer Satisfaction</text:p>
      <text:p text:style-name="P1"/>
      <text:p text:style-name="P1">- The interviewer wants to know what you consider quality customer service, what good customer service means to you, and how you would be willing to provide it to customer.</text:p>
      <text:p text:style-name="P1"/>
      <text:p text:style-name="P1">- your work experience</text:p>
      <text:p text:style-name="P1">- your personal experiences as a consumer.</text:p>
      <text:p text:style-name="P1"/>
      <text:p text:style-name="P1">- Product Awareness</text:p>
      <text:p text:style-name="P1">- Attitude</text:p>
      <text:p text:style-name="P1">- Efficiency</text:p>
      <text:p text:style-name="P1">- Problem-Solving</text:p>
      <text:p text:style-name="P1"/>
      <text:p text:style-name="P2">Examples)</text:p>
      <text:p text:style-name="P2">- I think that the best <text:span text:style-name="T1">aspect</text:span> to deliver good service <text:span text:style-name="T1">is always being positive attitude and <text:s/>also friendly. In my experience in customer service team, people usually remembered how I made them feel. So when I gave a good first impression, customers also returned a kindly response.</text:span></text:p>
      <text:p text:style-name="P2"/>
      <text:p text:style-name="P2">- <text:span text:style-name="T2">When I absolutely couldn’t answer their questions, I apologized firstly about delayed answer and then asked carefully to get back to them right away after checking their request with team members or manager. Of course, the prompt response is required to produce high quality service but also the precise solutions should be considered.</text:span></text:p>
      <text:p text:style-name="P2"/>
      <text:p text:style-name="P2">- <text:span text:style-name="T3">Of course, the awareness of my product or company’s business must be required for providing strong customer service because if I have no professional knowledge, I will be in big trouble to support a client or a custom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18:43:14.408436349</meta:creation-date>
    <dc:date>2018-10-15T14:52:58.309100116</dc:date>
    <meta:editing-duration>PT50M15S</meta:editing-duration>
    <meta:editing-cycles>6</meta:editing-cycles>
    <meta:generator>LibreOffice/6.0.6.2$Linux_X86_64 LibreOffice_project/00m0$Build-2</meta:generator>
    <meta:document-statistic meta:table-count="0" meta:image-count="0" meta:object-count="0" meta:page-count="1" meta:paragraph-count="12" meta:word-count="196" meta:character-count="1185" meta:non-whitespace-character-count="1000"/>
  </office:meta>
</office:document-meta>
</file>